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ＭＳ ゴシック" svg:font-family="'ＭＳ ゴシック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5162a7"/>
    </style:style>
    <style:style style:name="T1" style:family="text">
      <style:text-properties fo:color="#000000" loext:opacity="100%" fo:font-family="'Nimbus Roman'" style:font-pitch="variable" fo:font-size="12pt" fo:font-weight="normal" officeooo:rsid="005162a7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Mail IONOS</text:span></text:span></text:p>
      <text:p text:style-name="P1"><text:span text:style-name="Strong_20_Emphasis"><text:span text:style-name="T1"/></text:span></text:p>
      <text:p text:style-name="P1"><text:a xlink:type="simple" xlink:href="mailto:registros@viajandoentesla.es" text:style-name="Internet_20_link" text:visited-style-name="Visited_20_Internet_20_Link"><text:span text:style-name="Strong_20_Emphasis"><text:span text:style-name="T1">registros@viajandoentesla.es</text:span></text:span></text:a></text:p>
      <text:p text:style-name="P1"><text:span text:style-name="Strong_20_Emphasis"><text:span text:style-name="T1">otra5001720tedacuentfistroPrader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ＭＳ ゴシック" svg:font-family="'ＭＳ 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chapter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Noto Sans Arabic" style:font-family-complex="'Noto Sans Arabic'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style:default-outline-level="2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Noto Sans Arabic" style:font-family-complex="'Noto Sans Arabic'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List_20_1" style:display-name="List 1" style:family="paragraph" style:parent-style-name="Standard" style:list-style-name="WWNum1" style:class="list">
      <style:paragraph-properties fo:margin-top="0cm" fo:margin-bottom="0.353cm" style:contextual-spacing="true"/>
    </style:style>
    <style:style style:name="Heading_20_3" style:display-name="Heading 3" style:family="paragraph" style:parent-style-name="Standard" style:next-style-name="Standard" style:default-outline-level="3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Noto Sans Arabic" style:font-family-complex="'Noto Sans Arabic'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ListLabel_20_1" style:display-name="ListLabel 1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3T17:55:31.996307347</meta:creation-date>
    <meta:generator>LibreOffice/25.2.6.2$Linux_X86_64 LibreOffice_project/520$Build-2</meta:generator>
    <dc:date>2026-04-07T01:00:55.512853982</dc:date>
    <meta:editing-duration>PT13H38M3S</meta:editing-duration>
    <meta:editing-cycles>36</meta:editing-cycles>
    <meta:print-date>2026-03-29T13:52:28.343111617</meta:print-date>
    <meta:document-statistic meta:table-count="0" meta:image-count="0" meta:object-count="0" meta:page-count="1" meta:paragraph-count="3" meta:word-count="4" meta:character-count="70" meta:non-whitespace-character-count="69"/>
  </office:meta>
</office:document-meta>
</file>